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11in" style:contextual-spacing="false" style:line-height-at-least="0.1665in" fo:text-indent="0in" style:auto-text-indent="false"/>
      <style:text-properties fo:font-weight="bold"/>
    </style:style>
    <style:style style:name="P2" style:family="paragraph" style:parent-style-name="Text_20_body">
      <style:paragraph-properties fo:margin-left="0in" fo:margin-right="0in" fo:margin-top="0in" fo:margin-bottom="0.111in" style:contextual-spacing="false" style:line-height-at-least="0.1665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11in" style:contextual-spacing="false" style:line-height-at-least="0.1665in" fo:text-indent="0in" style:auto-text-indent="false"/>
      <style:text-properties fo:font-weight="bold" officeooo:rsid="000f690f" officeooo:paragraph-rsid="000f690f"/>
    </style:style>
    <style:style style:name="P4" style:family="paragraph" style:parent-style-name="Text_20_body">
      <style:paragraph-properties fo:margin-left="0in" fo:margin-right="0in" fo:margin-top="0in" fo:margin-bottom="0.111in" style:contextual-spacing="false" style:line-height-at-least="0.1665in" fo:text-indent="0in" style:auto-text-indent="false"/>
      <style:text-properties fo:font-weight="bold" officeooo:rsid="000f690f" officeooo:paragraph-rsid="00106724"/>
    </style:style>
    <style:style style:name="T1" style:family="text">
      <style:text-properties fo:color="#1155cc" loext:opacity="100%" fo:font-weight="bold"/>
    </style:style>
    <style:style style:name="T2" style:family="text">
      <style:text-properties fo:font-weight="bold"/>
    </style:style>
    <style:style style:name="T3" style:family="text">
      <style:text-properties officeooo:rsid="00106724"/>
    </style:style>
    <style:style style:name="T4" style:family="text">
      <style:text-properties style:text-position="super 58%" officeooo:rsid="00106724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Fictionalized </text:span>Bill Hart featured in a <text:span text:style-name="T3">N</text:span>ew <text:span text:style-name="T3">N</text:span>ovel</text:p>
      <text:p text:style-name="P4"><text:span text:style-name="T3">And on Apr. 10</text:span><text:span text:style-name="T4">th</text:span><text:span text:style-name="T3"> at 6pm in the Newhall Library, will be a chance to meet the author, J.R. Sanders! <text:s/></text:span>Friends of Hart Park board member Bill West will <text:span text:style-name="T3">also </text:span>be giving a short talk on Hart and his Park. Come check it out!<text:line-break/><text:line-break/>What follows is J.R.'s synopsis of the new novel</text:p>
      <text:p text:style-name="P4">by J.R. Sanders</text:p>
      <text:p text:style-name="P1">In A KILLING WAY, fourth novel in the series by J.R. Sanders, a retired William S. Hart hires L.A. private investigator Nate Ross in the autumn of 1939 to recover a painting stolen from his hilltop mansion in Newhall. Not just any painting, but the (fictional) last work ever done by Hart’s old artist friend Charles M. Russell, a late-in-life portrait of the old actor himself. Hart has a good notion who stole it, but the problem is his suspect – a day-playing B-movie cowboy – was recently shot to death in a suspicious film set accident. As Nate investigates, his simple theft case soon becomes a deeper and more complex and deadly matter of conspiracy, betrayal and murder.</text:p>
      <text:p text:style-name="P2"><text:span text:style-name="T2">A KILLING WAY was inspired by Sanders’s visits to Hart Park and the mansion, conversations with volunteers, and by Hart’s own fascinating Hollywood career and his decades-long friendship with Charlie Russell. More information about A KILLING WAY and the other Nate Ross novels can be found at </text:span><text:a xlink:type="simple" xlink:href="http://jrsanders.com/" office:target-frame-name="_blank" xlink:show="new" text:style-name="Internet_20_link" text:visited-style-name="Visited_20_Internet_20_Link"><text:span text:style-name="T1">jrsanders.com</text:span></text:a><text:span text:style-name="T2">. A KILLING WAY can be ordered in paperback or Kindle formats at</text:span><text:a xlink:type="simple" xlink:href="http://amazon.com/Killing-Way-Nate-Ross-Novel/dp/1685127045" office:target-frame-name="_blank" xlink:show="new" text:style-name="Internet_20_link" text:visited-style-name="Visited_20_Internet_20_Link"><text:span text:style-name="T1"> amazon.com/Killing-Way-Nate-</text:span></text:a><text:span text:style-name="T2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52:04.560272988</meta:creation-date>
    <dc:date>2025-04-02T23:31:51.020043132</dc:date>
    <meta:editing-duration>PT6M44S</meta:editing-duration>
    <meta:editing-cycles>3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5" meta:word-count="242" meta:character-count="1407" meta:non-whitespace-character-count="1166"/>
  </office:meta>
</office:document-meta>
</file>